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35539"/>
    </style:style>
    <style:style style:name="P3" style:family="paragraph" style:parent-style-name="Normal">
      <style:text-properties officeooo:paragraph-rsid="00178b6f"/>
    </style:style>
    <style:style style:name="P4" style:family="paragraph" style:parent-style-name="Normal">
      <style:text-properties officeooo:paragraph-rsid="001c8511"/>
    </style:style>
    <style:style style:name="P5" style:family="paragraph" style:parent-style-name="Normal">
      <style:text-properties officeooo:paragraph-rsid="001e9a78"/>
    </style:style>
    <style:style style:name="P6" style:family="paragraph" style:parent-style-name="Normal">
      <style:text-properties officeooo:paragraph-rsid="0024c664"/>
    </style:style>
    <style:style style:name="P7" style:family="paragraph" style:parent-style-name="Normal">
      <style:text-properties officeooo:paragraph-rsid="0028df3d"/>
    </style:style>
    <style:style style:name="P8" style:family="paragraph" style:parent-style-name="Normal">
      <style:text-properties officeooo:paragraph-rsid="002d9464"/>
    </style:style>
    <style:style style:name="P9" style:family="paragraph" style:parent-style-name="Normal">
      <style:text-properties officeooo:paragraph-rsid="004330eb"/>
    </style:style>
    <style:style style:name="P10" style:family="paragraph" style:parent-style-name="Normal">
      <style:text-properties officeooo:paragraph-rsid="004ad49a"/>
    </style:style>
    <style:style style:name="P11" style:family="paragraph" style:parent-style-name="Normal">
      <style:text-properties officeooo:paragraph-rsid="00553561"/>
    </style:style>
    <style:style style:name="P12" style:family="paragraph" style:parent-style-name="Normal">
      <style:text-properties officeooo:paragraph-rsid="00586d9c"/>
    </style:style>
    <style:style style:name="P13" style:family="paragraph" style:parent-style-name="Normal">
      <style:text-properties officeooo:paragraph-rsid="005b2eca"/>
    </style:style>
    <style:style style:name="P14" style:family="paragraph" style:parent-style-name="Normal">
      <style:text-properties officeooo:paragraph-rsid="005b8ade"/>
    </style:style>
    <style:style style:name="P15" style:family="paragraph" style:parent-style-name="Normal">
      <style:text-properties officeooo:paragraph-rsid="006b8b20"/>
    </style:style>
    <style:style style:name="P16" style:family="paragraph" style:parent-style-name="Normal">
      <style:text-properties officeooo:paragraph-rsid="006c274f"/>
    </style:style>
    <style:style style:name="P17" style:family="paragraph" style:parent-style-name="Normal">
      <style:text-properties officeooo:paragraph-rsid="006fb76a"/>
    </style:style>
    <style:style style:name="P18" style:family="paragraph" style:parent-style-name="Normal">
      <style:text-properties officeooo:paragraph-rsid="0075b9ab"/>
    </style:style>
    <style:style style:name="P19" style:family="paragraph" style:parent-style-name="Normal">
      <style:text-properties officeooo:paragraph-rsid="001d7fbf"/>
    </style:style>
    <style:style style:name="P20" style:family="paragraph" style:parent-style-name="Normal">
      <style:text-properties style:font-name="Calibri Light"/>
    </style:style>
    <style:style style:name="P21" style:family="paragraph" style:parent-style-name="Normal">
      <style:paragraph-properties fo:text-align="center" style:justify-single-word="false"/>
      <style:text-properties style:font-name="Calibri Light" fo:font-size="24pt" style:font-size-asian="24pt" style:font-size-complex="24pt"/>
    </style:style>
    <style:style style:name="P22" style:family="paragraph" style:parent-style-name="Normal">
      <style:paragraph-properties fo:text-align="center" style:justify-single-word="false"/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Calibri Light" fo:font-size="20pt" style:font-size-asian="20pt" style:font-size-complex="20pt"/>
    </style:style>
    <style:style style:name="P24" style:family="paragraph" style:parent-style-name="Normal">
      <style:text-properties style:font-name="Calibri Light" fo:font-size="20pt" officeooo:paragraph-rsid="006fb76a" style:font-size-asian="20pt" style:font-size-complex="20pt"/>
    </style:style>
    <style:style style:name="P25" style:family="paragraph" style:parent-style-name="Normal">
      <style:paragraph-properties fo:text-align="center" style:justify-single-word="false"/>
      <style:text-properties style:font-name="Calibri Light"/>
    </style:style>
    <style:style style:name="P26" style:family="paragraph" style:parent-style-name="Normal">
      <style:text-properties style:font-name="Calibri Light" officeooo:paragraph-rsid="0014cdb4"/>
    </style:style>
    <style:style style:name="P27" style:family="paragraph" style:parent-style-name="Normal">
      <style:text-properties style:font-name="Calibri Light" officeooo:paragraph-rsid="006fb76a"/>
    </style:style>
    <style:style style:name="P28" style:family="paragraph" style:parent-style-name="Table_20_Contents">
      <style:text-properties style:font-name="Calibri Light"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style:font-name="Calibri Light" officeooo:rsid="00193e6e"/>
    </style:style>
    <style:style style:name="P30" style:family="paragraph" style:parent-style-name="Table_20_Contents">
      <style:text-properties style:font-name="Calibri Light" officeooo:rsid="00193e6e" officeooo:paragraph-rsid="00193e6e"/>
    </style:style>
    <style:style style:name="P31" style:family="paragraph" style:parent-style-name="Table_20_Contents">
      <style:text-properties style:font-name="Calibri Light" officeooo:paragraph-rsid="00193e6e"/>
    </style:style>
    <style:style style:name="P32" style:family="paragraph" style:parent-style-name="Table_20_Contents">
      <style:text-properties style:font-name="Calibri Light" officeooo:rsid="005c8033" officeooo:paragraph-rsid="005c8033"/>
    </style:style>
    <style:style style:name="P33" style:family="paragraph" style:parent-style-name="Table_20_Contents">
      <style:text-properties style:font-name="Calibri Light" officeooo:rsid="005f8a29" officeooo:paragraph-rsid="005f8a29"/>
    </style:style>
    <style:style style:name="P34" style:family="paragraph" style:parent-style-name="Table_20_Contents">
      <style:text-properties style:font-name="Calibri Light" officeooo:rsid="008c7366" officeooo:paragraph-rsid="008c7366"/>
    </style:style>
    <style:style style:name="P35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 Light" fo:font-size="24pt" style:font-size-asian="24pt" style:font-size-complex="24pt"/>
    </style:style>
    <style:style style:name="P36" style:family="paragraph" style:parent-style-name="Normal" style:list-style-name="L1">
      <style:text-properties officeooo:paragraph-rsid="004330eb"/>
    </style:style>
    <style:style style:name="P37" style:family="paragraph" style:parent-style-name="Normal" style:list-style-name="L5">
      <style:text-properties officeooo:paragraph-rsid="007c0729"/>
    </style:style>
    <style:style style:name="P38" style:family="paragraph" style:parent-style-name="Normal" style:list-style-name="L5">
      <style:text-properties officeooo:paragraph-rsid="007c0be8"/>
    </style:style>
    <style:style style:name="P39" style:family="paragraph" style:parent-style-name="Normal" style:list-style-name="L6">
      <style:text-properties officeooo:paragraph-rsid="007ea7ee"/>
    </style:style>
    <style:style style:name="P40" style:family="paragraph" style:parent-style-name="Normal" style:list-style-name="L6">
      <style:text-properties officeooo:paragraph-rsid="007f3b4c"/>
    </style:style>
    <style:style style:name="P41" style:family="paragraph" style:parent-style-name="Normal" style:list-style-name="L7">
      <style:text-properties style:font-name="Calibri Light" fo:font-size="12pt" fo:font-style="normal" officeooo:paragraph-rsid="0083c933" style:font-size-asian="10.5pt" style:font-style-asian="normal" style:font-size-complex="12pt" style:font-style-complex="normal"/>
    </style:style>
    <style:style style:name="P42" style:family="paragraph" style:parent-style-name="Odlomak_20_popisa" style:list-style-name="L2">
      <style:text-properties officeooo:paragraph-rsid="006fb76a"/>
    </style:style>
    <style:style style:name="P43" style:family="paragraph" style:parent-style-name="Odlomak_20_popisa" style:list-style-name="L3">
      <style:text-properties officeooo:paragraph-rsid="006fb76a"/>
    </style:style>
    <style:style style:name="P44" style:family="paragraph" style:parent-style-name="Odlomak_20_popisa" style:list-style-name="L4">
      <style:text-properties officeooo:paragraph-rsid="006fb76a"/>
    </style:style>
    <style:style style:name="T1" style:family="text">
      <style:text-properties officeooo:rsid="00193e6e"/>
    </style:style>
    <style:style style:name="T2" style:family="text">
      <style:text-properties officeooo:rsid="0019e49e"/>
    </style:style>
    <style:style style:name="T3" style:family="text">
      <style:text-properties officeooo:rsid="0023d96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 Light" fo:font-size="24pt" style:font-size-asian="24pt" style:font-size-complex="24pt"/>
    </style:style>
    <style:style style:name="T6" style:family="text">
      <style:text-properties style:font-name="Calibri Light" fo:font-size="24pt" officeooo:rsid="0014cdb4" style:font-size-asian="24pt" style:font-size-complex="24pt"/>
    </style:style>
    <style:style style:name="T7" style:family="text">
      <style:text-properties style:font-name="Calibri Light" fo:font-size="24pt" officeooo:rsid="0028df3d" style:font-size-asian="24pt" style:font-size-complex="24pt"/>
    </style:style>
    <style:style style:name="T8" style:family="text">
      <style:text-properties style:font-name="Calibri Light" fo:font-size="24pt" officeooo:rsid="001a9f67" style:font-size-asian="24pt" style:font-size-complex="24pt"/>
    </style:style>
    <style:style style:name="T9" style:family="text">
      <style:text-properties style:font-name="Calibri Light" fo:font-size="24pt" officeooo:rsid="00178b6f" style:font-size-asian="24pt" style:font-size-complex="24pt"/>
    </style:style>
    <style:style style:name="T10" style:family="text">
      <style:text-properties style:font-name="Calibri Light" fo:font-size="24pt" officeooo:rsid="001e9a78" style:font-size-asian="24pt" style:font-size-complex="24pt"/>
    </style:style>
    <style:style style:name="T11" style:family="text">
      <style:text-properties style:font-name="Calibri Light" fo:font-size="24pt" officeooo:rsid="0073fbf7" style:font-size-asian="24pt" style:font-size-complex="24pt"/>
    </style:style>
    <style:style style:name="T12" style:family="text">
      <style:text-properties style:font-name="Calibri Light" fo:font-size="24pt" officeooo:rsid="007ab644" style:font-size-asian="24pt" style:font-size-complex="24pt"/>
    </style:style>
    <style:style style:name="T13" style:family="text">
      <style:text-properties style:font-name="Calibri Light" fo:font-size="24pt" officeooo:rsid="00135539" style:font-size-asian="24pt" style:font-size-complex="24pt"/>
    </style:style>
    <style:style style:name="T14" style:family="text">
      <style:text-properties style:font-name="Calibri Light" fo:font-size="24pt" officeooo:rsid="006fb76a" style:font-size-asian="24pt" style:font-size-complex="24pt"/>
    </style:style>
    <style:style style:name="T15" style:family="text">
      <style:text-properties style:font-name="Calibri Light" fo:font-size="24pt" officeooo:rsid="001c8511" style:font-size-asian="24pt" style:font-size-complex="24pt"/>
    </style:style>
    <style:style style:name="T16" style:family="text">
      <style:text-properties style:font-name="Calibri Light" fo:font-size="24pt" officeooo:rsid="0075b9ab" style:font-size-asian="24pt" style:font-size-complex="24pt"/>
    </style:style>
    <style:style style:name="T17" style:family="text">
      <style:text-properties style:font-name="Calibri Light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Calibri Light" fo:font-size="12pt" officeooo:rsid="0024c664" style:font-size-asian="10.5pt" style:font-size-complex="12pt"/>
    </style:style>
    <style:style style:name="T19" style:family="text">
      <style:text-properties style:font-name="Calibri Light" fo:font-size="12pt" officeooo:rsid="002547cc" style:font-size-asian="10.5pt" style:font-size-complex="12pt"/>
    </style:style>
    <style:style style:name="T20" style:family="text">
      <style:text-properties style:font-name="Calibri Light" fo:font-size="12pt" officeooo:rsid="0028df3d" style:font-size-asian="10.5pt" style:font-size-complex="12pt"/>
    </style:style>
    <style:style style:name="T21" style:family="text">
      <style:text-properties style:font-name="Calibri Light" fo:font-size="12pt" officeooo:rsid="004d79cd" style:font-size-asian="10.5pt" style:font-size-complex="12pt"/>
    </style:style>
    <style:style style:name="T22" style:family="text">
      <style:text-properties style:font-name="Calibri Light" fo:font-size="12pt" officeooo:rsid="004b8e31" style:font-size-asian="10.5pt" style:font-size-complex="12pt"/>
    </style:style>
    <style:style style:name="T23" style:family="text">
      <style:text-properties style:font-name="Calibri Light" fo:font-size="12pt" officeooo:rsid="005b2eca" style:font-size-asian="10.5pt" style:font-size-complex="12pt"/>
    </style:style>
    <style:style style:name="T24" style:family="text">
      <style:text-properties style:font-name="Calibri Light" fo:font-size="12pt" officeooo:rsid="005b8ade" style:font-size-asian="10.5pt" style:font-size-complex="12pt"/>
    </style:style>
    <style:style style:name="T25" style:family="text">
      <style:text-properties style:font-name="Calibri Light" fo:font-size="12pt" officeooo:rsid="004b3773" style:font-size-asian="10.5pt" style:font-size-complex="12pt"/>
    </style:style>
    <style:style style:name="T26" style:family="text">
      <style:text-properties style:font-name="Calibri Light" fo:font-size="12pt" officeooo:rsid="004fcf90" style:font-size-asian="10.5pt" style:font-size-complex="12pt"/>
    </style:style>
    <style:style style:name="T27" style:family="text">
      <style:text-properties style:font-name="Calibri Light" fo:font-size="12pt" officeooo:rsid="003511ab" style:font-size-asian="10.5pt" style:font-size-complex="12pt"/>
    </style:style>
    <style:style style:name="T28" style:family="text">
      <style:text-properties style:font-name="Calibri Light" fo:font-size="12pt" officeooo:rsid="00466cc1" style:font-size-asian="10.5pt" style:font-size-complex="12pt"/>
    </style:style>
    <style:style style:name="T29" style:family="text">
      <style:text-properties style:font-name="Calibri Light" fo:font-size="12pt" officeooo:rsid="0047f4b2" style:font-size-asian="10.5pt" style:font-size-complex="12pt"/>
    </style:style>
    <style:style style:name="T30" style:family="text">
      <style:text-properties style:font-name="Calibri Light" fo:font-size="12pt" officeooo:rsid="00553561" style:font-size-asian="10.5pt" style:font-size-complex="12pt"/>
    </style:style>
    <style:style style:name="T31" style:family="text">
      <style:text-properties style:font-name="Calibri Light" fo:font-size="12pt" officeooo:rsid="002aceb4" style:font-size-asian="10.5pt" style:font-size-complex="12pt"/>
    </style:style>
    <style:style style:name="T32" style:family="text">
      <style:text-properties style:font-name="Calibri Light" fo:font-size="12pt" officeooo:rsid="002c866a" style:font-size-asian="10.5pt" style:font-size-complex="12pt"/>
    </style:style>
    <style:style style:name="T33" style:family="text">
      <style:text-properties style:font-name="Calibri Light" fo:font-size="12pt" officeooo:rsid="002d9464" style:font-size-asian="10.5pt" style:font-size-complex="12pt"/>
    </style:style>
    <style:style style:name="T34" style:family="text">
      <style:text-properties style:font-name="Calibri Light" fo:font-size="12pt" officeooo:rsid="00317e14" style:font-size-asian="10.5pt" style:font-size-complex="12pt"/>
    </style:style>
    <style:style style:name="T35" style:family="text">
      <style:text-properties style:font-name="Calibri Light" fo:font-size="12pt" officeooo:rsid="0035e0ba" style:font-size-asian="10.5pt" style:font-size-complex="12pt"/>
    </style:style>
    <style:style style:name="T36" style:family="text">
      <style:text-properties style:font-name="Calibri Light" fo:font-size="12pt" officeooo:rsid="002df8bc" style:font-size-asian="10.5pt" style:font-size-complex="12pt"/>
    </style:style>
    <style:style style:name="T37" style:family="text">
      <style:text-properties style:font-name="Calibri Light" fo:font-size="12pt" officeooo:rsid="002f848f" style:font-size-asian="10.5pt" style:font-size-complex="12pt"/>
    </style:style>
    <style:style style:name="T38" style:family="text">
      <style:text-properties style:font-name="Calibri Light" fo:font-size="12pt" officeooo:rsid="003ae739" style:font-size-asian="10.5pt" style:font-size-complex="12pt"/>
    </style:style>
    <style:style style:name="T39" style:family="text">
      <style:text-properties style:font-name="Calibri Light" fo:font-size="12pt" officeooo:rsid="003e0bf9" style:font-size-asian="10.5pt" style:font-size-complex="12pt"/>
    </style:style>
    <style:style style:name="T40" style:family="text">
      <style:text-properties style:font-name="Calibri Light" fo:font-size="12pt" officeooo:rsid="00419c30" style:font-size-asian="10.5pt" style:font-size-complex="12pt"/>
    </style:style>
    <style:style style:name="T41" style:family="text">
      <style:text-properties style:font-name="Calibri Light" fo:font-size="12pt" officeooo:rsid="003cb75b" style:font-size-asian="10.5pt" style:font-size-complex="12pt"/>
    </style:style>
    <style:style style:name="T42" style:family="text">
      <style:text-properties style:font-name="Calibri Light" fo:font-size="12pt" officeooo:rsid="006b8b20" style:font-size-asian="10.5pt" style:font-size-complex="12pt"/>
    </style:style>
    <style:style style:name="T43" style:family="text">
      <style:text-properties style:font-name="Calibri Light" fo:font-size="12pt" officeooo:rsid="007ea7ee" style:font-size-asian="10.5pt" style:font-size-complex="12pt"/>
    </style:style>
    <style:style style:name="T44" style:family="text">
      <style:text-properties style:font-name="Calibri Light" fo:font-size="12pt" officeooo:rsid="004b8e31" fo:background-color="#ffff38" loext:char-shading-value="0" style:font-size-asian="10.5pt" style:font-size-complex="12pt"/>
    </style:style>
    <style:style style:name="T45" style:family="text">
      <style:text-properties style:font-name="Calibri Light" fo:font-size="12pt" officeooo:rsid="004b9655" fo:background-color="#ffff38" loext:char-shading-value="0" style:font-size-asian="10.5pt" style:font-size-complex="12pt"/>
    </style:style>
    <style:style style:name="T46" style:family="text">
      <style:text-properties style:font-name="Calibri Light" fo:font-size="12pt" officeooo:rsid="005b2eca" fo:background-color="#ffff38" loext:char-shading-value="0" style:font-size-asian="10.5pt" style:font-size-complex="12pt"/>
    </style:style>
    <style:style style:name="T47" style:family="text">
      <style:text-properties style:font-name="Calibri Light" fo:font-size="12pt" officeooo:rsid="003ae739" fo:background-color="#ffff38" loext:char-shading-value="0" style:font-size-asian="10.5pt" style:font-size-complex="12pt"/>
    </style:style>
    <style:style style:name="T48" style:family="text">
      <style:text-properties style:font-name="Calibri Light" fo:font-size="12pt" officeooo:rsid="00553561" fo:background-color="#ffff38" loext:char-shading-value="0" style:font-size-asian="10.5pt" style:font-size-complex="12pt"/>
    </style:style>
    <style:style style:name="T49" style:family="text">
      <style:text-properties style:font-name="Calibri Light" fo:font-size="12pt" officeooo:rsid="00568ed2" fo:background-color="#ffff38" loext:char-shading-value="0" style:font-size-asian="10.5pt" style:font-size-complex="12pt"/>
    </style:style>
    <style:style style:name="T50" style:family="text">
      <style:text-properties style:font-name="Calibri Light" fo:font-size="12pt" officeooo:rsid="00586d9c" fo:background-color="#ffff38" loext:char-shading-value="0" style:font-size-asian="10.5pt" style:font-size-complex="12pt"/>
    </style:style>
    <style:style style:name="T51" style:family="text">
      <style:text-properties style:font-name="Calibri Light" fo:font-size="12pt" officeooo:rsid="004b9655" fo:background-color="#ffffff" loext:char-shading-value="0" style:font-size-asian="10.5pt" style:font-size-complex="12pt"/>
    </style:style>
    <style:style style:name="T52" style:family="text">
      <style:text-properties style:font-name="Calibri Light" fo:font-size="12pt" officeooo:rsid="00553561" fo:background-color="#ffffff" loext:char-shading-value="0" style:font-size-asian="10.5pt" style:font-size-complex="12pt"/>
    </style:style>
    <style:style style:name="T53" style:family="text">
      <style:text-properties style:font-name="Calibri Light" fo:font-size="12pt" officeooo:rsid="00568ed2" fo:background-color="#ffffff" loext:char-shading-value="0" style:font-size-asian="10.5pt" style:font-size-complex="12pt"/>
    </style:style>
    <style:style style:name="T54" style:family="text">
      <style:text-properties style:font-name="Calibri Light" fo:font-size="12pt" officeooo:rsid="005b0b98" fo:background-color="#ffffff" loext:char-shading-value="0" style:font-size-asian="10.5pt" style:font-size-complex="12pt"/>
    </style:style>
    <style:style style:name="T55" style:family="text">
      <style:text-properties style:font-name="Calibri Light" fo:font-size="12pt" fo:font-style="italic" officeooo:rsid="00553561" style:font-size-asian="10.5pt" style:font-style-asian="italic" style:font-size-complex="12pt" style:font-style-complex="italic"/>
    </style:style>
    <style:style style:name="T56" style:family="text">
      <style:text-properties style:font-name="Calibri Light" fo:font-size="12pt" fo:font-style="italic" officeooo:rsid="006b8b20" style:font-size-asian="10.5pt" style:font-style-asian="italic" style:font-size-complex="12pt" style:font-style-complex="italic"/>
    </style:style>
    <style:style style:name="T57" style:family="text">
      <style:text-properties style:font-name="Calibri Light" fo:font-size="12pt" fo:font-style="italic" officeooo:rsid="006bf39d" style:font-size-asian="10.5pt" style:font-style-asian="italic" style:font-size-complex="12pt" style:font-style-complex="italic"/>
    </style:style>
    <style:style style:name="T58" style:family="text">
      <style:text-properties style:font-name="Calibri Light" fo:font-size="12pt" fo:font-style="italic" officeooo:rsid="007ea7ee" style:font-size-asian="10.5pt" style:font-style-asian="italic" style:font-size-complex="12pt" style:font-style-complex="italic"/>
    </style:style>
    <style:style style:name="T59" style:family="text">
      <style:text-properties style:font-name="Calibri Light" fo:font-size="12pt" officeooo:rsid="002d9464" fo:background-color="#ffff00" loext:char-shading-value="0" style:font-size-asian="10.5pt" style:font-size-complex="12pt"/>
    </style:style>
    <style:style style:name="T60" style:family="text">
      <style:text-properties style:font-name="Calibri Light" fo:font-size="12pt" officeooo:rsid="00500e2d" fo:background-color="#ffff00" loext:char-shading-value="0" style:font-size-asian="10.5pt" style:font-size-complex="12pt"/>
    </style:style>
    <style:style style:name="T61" style:family="text">
      <style:text-properties style:font-name="Calibri Light" fo:font-size="12pt" style:font-size-asian="12pt" style:font-size-complex="12pt"/>
    </style:style>
    <style:style style:name="T62" style:family="text">
      <style:text-properties style:font-name="Calibri Light" fo:font-size="12pt" officeooo:rsid="003e0bf9" style:font-size-asian="12pt" style:font-size-complex="12pt"/>
    </style:style>
    <style:style style:name="T63" style:family="text">
      <style:text-properties style:font-name="Calibri Light" fo:font-size="12pt" officeooo:rsid="00419c30" style:font-size-asian="12pt" style:font-size-complex="12pt"/>
    </style:style>
    <style:style style:name="T64" style:family="text">
      <style:text-properties style:font-name="Calibri Light" fo:font-size="12pt" officeooo:rsid="003ff6cc" style:font-size-asian="12pt" style:font-size-complex="12pt"/>
    </style:style>
    <style:style style:name="T65" style:family="text">
      <style:text-properties style:font-name="Calibri Light" fo:font-size="12pt" officeooo:rsid="004044a2" style:font-size-asian="12pt" style:font-size-complex="12pt"/>
    </style:style>
    <style:style style:name="T66" style:family="text">
      <style:text-properties style:font-name="Calibri Light" fo:font-size="12pt" officeooo:rsid="002df8bc" style:font-size-asian="12pt" style:font-size-complex="12pt"/>
    </style:style>
    <style:style style:name="T67" style:family="text">
      <style:text-properties style:font-name="Calibri Light" fo:font-size="12pt" officeooo:rsid="001e9a78" style:font-size-asian="12pt" style:font-size-complex="12pt"/>
    </style:style>
    <style:style style:name="T68" style:family="text">
      <style:text-properties style:font-name="Calibri Light" fo:font-size="12pt" officeooo:rsid="006fb76a" style:font-size-asian="12pt" style:font-size-complex="12pt"/>
    </style:style>
    <style:style style:name="T69" style:family="text">
      <style:text-properties style:font-name="Calibri Light" fo:font-size="12pt" fo:font-style="normal" officeooo:rsid="006b8b20" style:font-size-asian="10.5pt" style:font-style-asian="normal" style:font-size-complex="12pt" style:font-style-complex="normal"/>
    </style:style>
    <style:style style:name="T70" style:family="text">
      <style:text-properties style:font-name="Calibri Light" fo:font-size="12pt" fo:font-style="normal" officeooo:rsid="006bf39d" style:font-size-asian="10.5pt" style:font-style-asian="normal" style:font-size-complex="12pt" style:font-style-complex="normal"/>
    </style:style>
    <style:style style:name="T71" style:family="text">
      <style:text-properties style:font-name="Calibri Light" fo:font-size="12pt" fo:font-style="normal" officeooo:rsid="006c274f" style:font-size-asian="10.5pt" style:font-style-asian="normal" style:font-size-complex="12pt" style:font-style-complex="normal"/>
    </style:style>
    <style:style style:name="T72" style:family="text">
      <style:text-properties style:font-name="Calibri Light" fo:font-size="12pt" fo:font-style="normal" officeooo:rsid="006de3b1" style:font-size-asian="10.5pt" style:font-style-asian="normal" style:font-size-complex="12pt" style:font-style-complex="normal"/>
    </style:style>
    <style:style style:name="T73" style:family="text">
      <style:text-properties style:font-name="Calibri Light" fo:font-size="12pt" fo:font-style="normal" officeooo:rsid="007c0729" style:font-size-asian="10.5pt" style:font-style-asian="normal" style:font-size-complex="12pt" style:font-style-complex="normal"/>
    </style:style>
    <style:style style:name="T74" style:family="text">
      <style:text-properties style:font-name="Calibri Light" fo:font-size="12pt" fo:font-style="normal" officeooo:rsid="007c0be8" style:font-size-asian="10.5pt" style:font-style-asian="normal" style:font-size-complex="12pt" style:font-style-complex="normal"/>
    </style:style>
    <style:style style:name="T75" style:family="text">
      <style:text-properties style:font-name="Calibri Light" fo:font-size="12pt" fo:font-style="normal" officeooo:rsid="007ea7ee" style:font-size-asian="10.5pt" style:font-style-asian="normal" style:font-size-complex="12pt" style:font-style-complex="normal"/>
    </style:style>
    <style:style style:name="T76" style:family="text">
      <style:text-properties style:font-name="Calibri Light" fo:font-size="12pt" fo:font-style="normal" officeooo:rsid="007f3b4c" style:font-size-asian="10.5pt" style:font-style-asian="normal" style:font-size-complex="12pt" style:font-style-complex="normal"/>
    </style:style>
    <style:style style:name="T77" style:family="text">
      <style:text-properties style:font-name="Calibri Light" fo:font-size="12pt" fo:font-style="normal" officeooo:rsid="00824bdf" style:font-size-asian="10.5pt" style:font-style-asian="normal" style:font-size-complex="12pt" style:font-style-complex="normal"/>
    </style:style>
    <style:style style:name="T78" style:family="text">
      <style:text-properties style:font-name="Calibri Light" fo:font-size="12pt" fo:font-style="normal" officeooo:rsid="0080c4be" style:font-size-asian="10.5pt" style:font-style-asian="normal" style:font-size-complex="12pt" style:font-style-complex="normal"/>
    </style:style>
    <style:style style:name="T79" style:family="text">
      <style:text-properties style:font-name="Calibri Light" fo:font-size="12pt" fo:font-style="normal" fo:font-weight="bold" officeooo:rsid="0080c4be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style:font-name="Calibri Light" fo:font-size="20pt" officeooo:rsid="001e9a78" style:font-size-asian="17.5pt" style:font-size-complex="20pt"/>
    </style:style>
    <style:style style:name="T81" style:family="text">
      <style:text-properties style:font-name="Calibri Light" fo:font-size="20pt" style:font-size-asian="20pt" style:font-size-complex="20pt"/>
    </style:style>
    <style:style style:name="T82" style:family="text">
      <style:text-properties style:font-name="Calibri Light" fo:font-size="20pt" officeooo:rsid="001c8511" style:font-size-asian="20pt" style:font-size-complex="20pt"/>
    </style:style>
    <style:style style:name="T83" style:family="text">
      <style:text-properties style:font-name="Calibri Light" fo:font-size="14pt" style:font-size-asian="14pt" style:font-size-complex="14pt"/>
    </style:style>
    <style:style style:name="T84" style:family="text">
      <style:text-properties style:font-name="Calibri Light" fo:font-size="14pt" officeooo:rsid="001d7fbf" style:font-size-asian="14pt" style:font-size-complex="14pt"/>
    </style:style>
    <style:style style:name="T85" style:family="text">
      <style:text-properties style:font-name="Calibri Light" fo:font-size="14pt" officeooo:rsid="007d5bc3" style:font-size-asian="14pt" style:font-size-complex="14pt"/>
    </style:style>
    <style:style style:name="T86" style:family="text">
      <style:text-properties style:font-name="Calibri Light" fo:font-size="14pt" fo:font-style="italic" officeooo:rsid="007c0729" style:font-size-asian="14pt" style:font-style-asian="italic" style:font-size-complex="14pt" style:font-style-complex="italic"/>
    </style:style>
    <style:style style:name="T87" style:family="text">
      <style:text-properties style:font-name="Calibri Light" fo:font-size="14pt" fo:font-style="normal" officeooo:rsid="007c0729" style:font-size-asian="14pt" style:font-style-asian="normal" style:font-size-complex="14pt" style:font-style-complex="normal"/>
    </style:style>
    <style:style style:name="T88" style:family="text">
      <style:text-properties style:font-name="Calibri Light" fo:font-size="14pt" fo:font-style="normal" officeooo:rsid="007d5bc3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21"/>
      <text:p text:style-name="P21"/>
      <text:p text:style-name="P21"/>
      <text:p text:style-name="P22">SmartCart</text:p>
      <text:p text:style-name="P1"><text:span text:style-name="Zadani_20_font_20_odlomka"><text:span text:style-name="T5">Grupa </text:span></text:span><text:span text:style-name="Zadani_20_font_20_odlomka"><text:span text:style-name="T17">PreljevStoga</text:span></text:span></text:p>
      <text:p text:style-name="P23">15.10.2020.</text:p>
      <text:p text:style-name="P25"><text:s/></text:p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Normal"><text:span text:style-name="Zadani_20_font_20_odlomka"><text:span text:style-name="T6"/></text:span></text:p>
      <text:p text:style-name="P7"><text:soft-page-break/><text:span text:style-name="Zadani_20_font_20_odlomka"><text:span text:style-name="T7">Opis aplikacije</text:span></text:span></text:p>
      <text:p text:style-name="P6"><text:span text:style-name="Zadani_20_font_20_odlomka"><text:span text:style-name="T18">Cilj je razviti aplikaciju koja će pomoći pri obavljanju kupovine u dućanima.</text:span></text:span></text:p>
      <text:p text:style-name="P11"><text:span text:style-name="Zadani_20_font_20_odlomka"><text:span text:style-name="T19">Aplikacija je namijenjena za Android operacijski sustav i ima mogućnost spajanja </text:span></text:span><text:span text:style-name="Zadani_20_font_20_odlomka"><text:span text:style-name="T20">s bazom podataka na</text:span></text:span><text:span text:style-name="Zadani_20_font_20_odlomka"><text:span text:style-name="T19"> server</text:span></text:span><text:span text:style-name="Zadani_20_font_20_odlomka"><text:span text:style-name="T20">u</text:span></text:span><text:span text:style-name="Zadani_20_font_20_odlomka"><text:span text:style-name="T19">. </text:span></text:span><text:span text:style-name="Zadani_20_font_20_odlomka"><text:span text:style-name="T44">Internetska veza sa serverom je nužna za </text:span></text:span><text:span text:style-name="Zadani_20_font_20_odlomka"><text:span text:style-name="T45">cjelovitu funkcionalnost aplikacije</text:span></text:span><text:span text:style-name="Zadani_20_font_20_odlomka"><text:span text:style-name="T51">. <text:s/></text:span></text:span><text:span text:style-name="Zadani_20_font_20_odlomka"><text:span text:style-name="T52">Aplikacija je u online načinu rada ako je spojena na server. Prekidom online rada aplikacija prelazi u offline način rada. </text:span></text:span><text:span text:style-name="Zadani_20_font_20_odlomka"><text:span text:style-name="T21">Opis rada aplikacije u offline modu je dostupan kasnije u tekstu. Sad slijedi opis online načina rada.</text:span></text:span><text:span text:style-name="Zadani_20_font_20_odlomka"><text:span text:style-name="T22"> </text:span></text:span></text:p>
      <text:p text:style-name="P13"><text:span text:style-name="Zadani_20_font_20_odlomka"><text:span text:style-name="T46">**</text:span></text:span><text:span text:style-name="Zadani_20_font_20_odlomka"><text:span text:style-name="T23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14"><text:span text:style-name="Zadani_20_font_20_odlomka"><text:span text:style-name="T24">Podaci o artiklima ažuriraju se svakih sat vremena upitom koji nema dodatnih pravila.</text:span></text:span></text:p>
      <text:p text:style-name="P10"><text:span text:style-name="Zadani_20_font_20_odlomka"><text:span text:style-name="T19">U aplikaciji je dostupan popis obližnjih trgovina i relativna udaljenost do njih. Moći će se odabrati pregled tih trgovina na karti. </text:span></text:span><text:span text:style-name="Zadani_20_font_20_odlomka"><text:span text:style-name="T20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25">Trgovine je moguće izlistati bez prikaza na karti. Uz svaku trgovinu na popisu nužno stoji i udaljenost </text:span></text:span><text:span text:style-name="Zadani_20_font_20_odlomka"><text:span text:style-name="T26">od korisnika</text:span></text:span><text:span text:style-name="Zadani_20_font_20_odlomka"><text:span text:style-name="T25"> do nje.</text:span></text:span></text:p>
      <text:p text:style-name="P10"><text:span text:style-name="Zadani_20_font_20_odlomka"><text:span text:style-name="T27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20">Uz svaki artikl nužno </text:span></text:span><text:span text:style-name="Zadani_20_font_20_odlomka"><text:span text:style-name="T27">je </text:span></text:span><text:span text:style-name="Zadani_20_font_20_odlomka"><text:span text:style-name="T20">prikazana cijena.</text:span></text:span></text:p>
      <text:p text:style-name="P11"><text:span text:style-name="Zadani_20_font_20_odlomka"><text:span text:style-name="T28">Korisnik artikle može označiti kao omiljenima. Omiljeni se artikli mogu zasebno pretraživati. </text:span></text:span><text:span text:style-name="Zadani_20_font_20_odlomka"><text:span text:style-name="T29">Potrebno je omiljene artikle na popisima označiti zvjezdicom ili nekim drugim vidljivim znakom. </text:span></text:span><text:span text:style-name="Zadani_20_font_20_odlomka"><text:span text:style-name="T30">Omiljeni proizvodi prikazani su u </text:span></text:span><text:span text:style-name="Zadani_20_font_20_odlomka"><text:span text:style-name="T55">side bar</text:span></text:span><text:span text:style-name="Zadani_20_font_20_odlomka"><text:span text:style-name="T30">-u na glavnoj stranici.</text:span></text:span></text:p>
      <text:p text:style-name="P8"><text:span text:style-name="Zadani_20_font_20_odlomka"><text:span text:style-name="T20">Esencija aplikacije je mogućnost stvaranja popisa. Na popise se mo</text:span></text:span><text:span text:style-name="Zadani_20_font_20_odlomka"><text:span text:style-name="T31">gu dodavati artikli. </text:span></text:span><text:span text:style-name="Zadani_20_font_20_odlomka"><text:span text:style-name="T32">Svaki popis se sastoji od artikala i ukupne cijene cijelog popisa. Artikle možemo dodati više puta na isti popis. </text:span></text:span><text:span text:style-name="Zadani_20_font_20_odlomka"><text:span text:style-name="T33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59">Popisi su pohranjeni lokalno na </text:span></text:span><text:span text:style-name="Zadani_20_font_20_odlomka"><text:span text:style-name="T60">korisničkom</text:span></text:span><text:span text:style-name="Zadani_20_font_20_odlomka"><text:span text:style-name="T59"> uređaju.</text:span></text:span><text:span text:style-name="Zadani_20_font_20_odlomka"><text:span text:style-name="T34"> </text:span></text:span><text:span text:style-name="Zadani_20_font_20_odlomka"><text:span text:style-name="T35">Moguće je zasebno pregledavanje otvorenih i zatvorenih popisa.</text:span></text:span><text:span text:style-name="Zadani_20_font_20_odlomka"><text:span text:style-name="T34"> <text:s/></text:span></text:span></text:p>
      <text:p text:style-name="P8"><text:span text:style-name="Zadani_20_font_20_odlomka"><text:span text:style-name="T33">Moguće je napraviti unaprijed definirane popise po predlošcima koje je korisnik napravio. Kad se stvori unaprijed definirani popis, on zadržava sva svojstva koja imaju i već spomenuti popisi.</text:span></text:span></text:p>
      <text:p text:style-name="P8"><text:span text:style-name="Zadani_20_font_20_odlomka"><text:span text:style-name="T33">Postoji opcija izračunavanja optimalne cijene </text:span></text:span><text:span text:style-name="Zadani_20_font_20_odlomka"><text:span text:style-name="T36">koja je primjenjiva nad popisom</text:span></text:span><text:span text:style-name="Zadani_20_font_20_odlomka"><text:span text:style-name="T33">. </text:span></text:span><text:span text:style-name="Zadani_20_font_20_odlomka"><text:span text:style-name="T36">U tom slučaju svaki proizvod ima uz sebe </text:span></text:span><text:span text:style-name="Zadani_20_font_20_odlomka"><text:span text:style-name="T37">dodatno</text:span></text:span><text:span text:style-name="Zadani_20_font_20_odlomka"><text:span text:style-name="T36"> napisanu udaljenost do trgovine u kojoj se nalazi. Moguće je popis „prikazati” na karti. To znači da su označene sve trgovine koje korisnik mora obići kako bi kupio sve artikle s popisa.</text:span></text:span></text:p>
      <text:p text:style-name="P9"><text:span text:style-name="Zadani_20_font_20_odlomka"><text:span text:style-name="T38">*</text:span></text:span><text:span text:style-name="Zadani_20_font_20_odlomka"><text:span text:style-name="T47">*Još jedna ključna komponenta aplikacije je mogućnost online kupovine tj. fiskalizacije.</text:span></text:span></text:p>
      <text:p text:style-name="P9"><text:soft-page-break/><text:span text:style-name="Zadani_20_font_20_odlomka"><text:span text:style-name="T39">Aplikacija ima opciju </text:span></text:span><text:span text:style-name="Zadani_20_font_20_odlomka"><text:span text:style-name="T40">registracije i prijavljivanja</text:span></text:span><text:span text:style-name="Zadani_20_font_20_odlomka"><text:span text:style-name="T39">. </text:span></text:span><text:span text:style-name="Zadani_20_font_20_odlomka"><text:span text:style-name="T41">U aplikaciji postoje četiri razine autorizacije. </text:span></text:span></text:p>
      <text:list xml:id="list1180431937" text:style-name="L1">
        <text:list-item>
          <text:p text:style-name="P36"><text:span text:style-name="Zadani_20_font_20_odlomka"><text:span text:style-name="T39">Gost je </text:span></text:span><text:span text:style-name="Zadani_20_font_20_odlomka"><text:span text:style-name="T62">osoba koja se nije </text:span></text:span><text:span text:style-name="Zadani_20_font_20_odlomka"><text:span text:style-name="T63">prijavila</text:span></text:span><text:span text:style-name="Zadani_20_font_20_odlomka"><text:span text:style-name="T62"> ili nema račun - dostupan je samo pregled trgovina i namirnica. </text:span></text:span></text:p>
        </text:list-item>
        <text:list-item>
          <text:p text:style-name="P36"><text:span text:style-name="Zadani_20_font_20_odlomka"><text:span text:style-name="T64">K</text:span></text:span><text:span text:style-name="Zadani_20_font_20_odlomka"><text:span text:style-name="T62">upac </text:span></text:span><text:span text:style-name="Zadani_20_font_20_odlomka"><text:span text:style-name="T64">je u </text:span></text:span><text:span text:style-name="Zadani_20_font_20_odlomka"><text:span text:style-name="T62">mogućnost</text:span></text:span><text:span text:style-name="Zadani_20_font_20_odlomka"><text:span text:style-name="T64">i</text:span></text:span><text:span text:style-name="Zadani_20_font_20_odlomka"><text:span text:style-name="T62"> dodavanja artikala na popis tj. u košaricu. </text:span></text:span></text:p>
        </text:list-item>
        <text:list-item>
          <text:p text:style-name="P36"><text:span text:style-name="Zadani_20_font_20_odlomka"><text:span text:style-name="T64">T</text:span></text:span><text:span text:style-name="Zadani_20_font_20_odlomka"><text:span text:style-name="T62">rgovac </text:span></text:span><text:span text:style-name="Zadani_20_font_20_odlomka"><text:span text:style-name="T64">ima sposobnost </text:span></text:span><text:span text:style-name="Zadani_20_font_20_odlomka"><text:span text:style-name="T62">dodavanj</text:span></text:span><text:span text:style-name="Zadani_20_font_20_odlomka"><text:span text:style-name="T64">a</text:span></text:span><text:span text:style-name="Zadani_20_font_20_odlomka"><text:span text:style-name="T62"> proizvoda u trgovinama i dodavanje trgovina kao takvih.</text:span></text:span></text:p>
        </text:list-item>
        <text:list-item>
          <text:p text:style-name="P36"><text:span text:style-name="Zadani_20_font_20_odlomka"><text:span text:style-name="T64">Admin</text:span></text:span><text:span text:style-name="Zadani_20_font_20_odlomka"><text:span text:style-name="T65">istrator</text:span></text:span><text:span text:style-name="Zadani_20_font_20_odlomka"><text:span text:style-name="T64"> se brine za točnost </text:span></text:span><text:span text:style-name="Zadani_20_font_20_odlomka"><text:span text:style-name="T66">artikala dostupnim u aplikaciji. Također može ukloniti trgovine i proizvode iz aplikacije.</text:span></text:span></text:p>
        </text:list-item>
      </text:list>
      <text:p text:style-name="P11"><text:span text:style-name="Zadani_20_font_20_odlomka"><text:span text:style-name="T48">U offline načinu rada </text:span></text:span><text:span text:style-name="Zadani_20_font_20_odlomka"><text:span text:style-name="T49">dostupne su ograničene funkcionalnosti.</text:span></text:span><text:span text:style-name="Zadani_20_font_20_odlomka"><text:span text:style-name="T53"> </text:span></text:span><text:span text:style-name="Zadani_20_font_20_odlomka"><text:span text:style-name="T54">Neovisno o razini autorizaciji, gubitkom veze svaki korisnik prelazi na razinu funkcionalnosti koja je ekvivalentna razini „gost”.</text:span></text:span></text:p>
      <text:p text:style-name="P12"><text:span text:style-name="Zadani_20_font_20_odlomka"><text:span text:style-name="T50">Baza podataka na korisnikovom Android uređaju i baza podataka na serveru moraju biti zaštićeni protiv SQL injection napada.</text:span></text:span></text:p>
      <text:p text:style-name="P26"><text:s/></text:p>
      <text:p text:style-name="P26"><text:s/></text:p>
      <text:p text:style-name="P3"><text:span text:style-name="Zadani_20_font_20_odlomka"><text:span text:style-name="T8">Kvalitete</text:span></text:span><text:span text:style-name="Zadani_20_font_20_odlomka"><text:span text:style-name="T9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9291796256">
          <table:table-cell table:style-name="Table1.A1" office:value-type="string">
            <text:p text:style-name="P28">Ime</text:p>
          </table:table-cell>
          <table:table-cell table:style-name="Table1.A1" office:value-type="string">
            <text:p text:style-name="P28">Prezime</text:p>
          </table:table-cell>
          <table:table-cell table:style-name="Table1.C1" office:value-type="string">
            <text:p text:style-name="P28">Vještine i sposobnosti</text:p>
          </table:table-cell>
        </table:table-row>
        <table:table-row table:style-name="TableLine2079291796512">
          <table:table-cell table:style-name="Table1.A2" office:value-type="string">
            <text:p text:style-name="P30">Tomislav</text:p>
          </table:table-cell>
          <table:table-cell table:style-name="Table1.A2" office:value-type="string">
            <text:p text:style-name="P30">Bjelčić</text:p>
          </table:table-cell>
          <table:table-cell table:style-name="Table1.C2" office:value-type="string">
            <text:p text:style-name="P31"><text:span text:style-name="T1">Java </text:span><text:span text:style-name="T2">beginner</text:span></text:p>
          </table:table-cell>
        </table:table-row>
        <table:table-row table:style-name="TableLine2079291799328">
          <table:table-cell table:style-name="Table1.A2" office:value-type="string">
            <text:p text:style-name="P30">Damjan</text:p>
          </table:table-cell>
          <table:table-cell table:style-name="Table1.A2" office:value-type="string">
            <text:p text:style-name="P30">Grubelić</text:p>
          </table:table-cell>
          <table:table-cell table:style-name="Table1.C2" office:value-type="string">
            <text:p text:style-name="P34">Digital prophet</text:p>
          </table:table-cell>
        </table:table-row>
        <table:table-row table:style-name="TableLine2079291793696">
          <table:table-cell table:style-name="Table1.A2" office:value-type="string">
            <text:p text:style-name="P30">Marko</text:p>
          </table:table-cell>
          <table:table-cell table:style-name="Table1.A2" office:value-type="string">
            <text:p text:style-name="P29">Vladić</text:p>
          </table:table-cell>
          <table:table-cell table:style-name="Table1.C2" office:value-type="string">
            <text:p text:style-name="P30">JS enthusiast</text:p>
          </table:table-cell>
        </table:table-row>
        <table:table-row table:style-name="Table1.5">
          <table:table-cell table:style-name="Table1.A2" office:value-type="string">
            <text:p text:style-name="P30">Luka</text:p>
          </table:table-cell>
          <table:table-cell table:style-name="Table1.A2" office:value-type="string">
            <text:p text:style-name="P30">Pranjić</text:p>
          </table:table-cell>
          <table:table-cell table:style-name="Table1.C2" office:value-type="string">
            <text:p text:style-name="P30">/</text:p>
          </table:table-cell>
        </table:table-row>
        <table:table-row table:style-name="TableLine2079291805984">
          <table:table-cell table:style-name="Table1.A2" office:value-type="string">
            <text:p text:style-name="P30">Dominik</text:p>
          </table:table-cell>
          <table:table-cell table:style-name="Table1.A2" office:value-type="string">
            <text:p text:style-name="P30">Brdar</text:p>
          </table:table-cell>
          <table:table-cell table:style-name="Table1.C2" office:value-type="string">
            <text:p text:style-name="P32">Bob Ross of HTML/CSS and responsive design</text:p>
          </table:table-cell>
        </table:table-row>
        <table:table-row table:style-name="TableLine2079291799072">
          <table:table-cell table:style-name="Table1.A2" office:value-type="string">
            <text:p text:style-name="P30">Josip</text:p>
          </table:table-cell>
          <table:table-cell table:style-name="Table1.A2" office:value-type="string">
            <text:p text:style-name="P30">Komljenović</text:p>
          </table:table-cell>
          <table:table-cell table:style-name="Table1.C2" office:value-type="string">
            <text:p text:style-name="P33"><text:span text:style-name="T4">R</text:span> veteran</text:p>
          </table:table-cell>
        </table:table-row>
        <table:table-row table:style-name="TableLine2079291797280">
          <table:table-cell table:style-name="Table1.A2" office:value-type="string">
            <text:p text:style-name="P30">Antonio</text:p>
          </table:table-cell>
          <table:table-cell table:style-name="Table1.A2" office:value-type="string">
            <text:p text:style-name="P30">Lakoš</text:p>
          </table:table-cell>
          <table:table-cell table:style-name="Table1.C2" office:value-type="string">
            <text:p text:style-name="P30">ARM7 master</text:p>
          </table:table-cell>
        </table:table-row>
      </table:table>
      <text:p text:style-name="P3"><text:span text:style-name="Zadani_20_font_20_odlomka"><text:span text:style-name="T9"/></text:span></text:p>
      <text:p text:style-name="P3"><text:span text:style-name="Zadani_20_font_20_odlomka"><text:span text:style-name="T9"/></text:span></text:p>
      <text:p text:style-name="P3"><text:span text:style-name="Zadani_20_font_20_odlomka"><text:span text:style-name="T9"/></text:span></text:p>
      <text:p text:style-name="P5"><text:soft-page-break/><text:span text:style-name="Zadani_20_font_20_odlomka"><text:span text:style-name="T10">Generičke aktivnosti inženjerstva zahtjeva</text:span></text:span></text:p>
      <text:p text:style-name="P5"><text:span text:style-name="Zadani_20_font_20_odlomka"><text:span text:style-name="T80">Studija izvedivosti (Feasibility study)</text:span></text:span></text:p>
      <text:p text:style-name="P15"><text:span text:style-name="Zadani_20_font_20_odlomka"><text:span text:style-name="T42">Aplikacija </text:span></text:span><text:span text:style-name="Zadani_20_font_20_odlomka"><text:span text:style-name="T56">SmartCart</text:span></text:span><text:span text:style-name="Zadani_20_font_20_odlomka"><text:span text:style-name="T69"> je nezavisna i ne integrira se niti u jedan sustav. Lagano je ostvariva korištenjem već poznatih tehnologija. </text:span></text:span><text:span text:style-name="Zadani_20_font_20_odlomka"><text:span text:style-name="T56">Front end </text:span></text:span><text:span text:style-name="Zadani_20_font_20_odlomka"><text:span text:style-name="T69">će biti napravljen u okruženju </text:span></text:span><text:span text:style-name="Zadani_20_font_20_odlomka"><text:span text:style-name="T56">Android studio</text:span></text:span><text:span text:style-name="Zadani_20_font_20_odlomka"><text:span text:style-name="T69"> u programskom jeziku </text:span></text:span><text:span text:style-name="Zadani_20_font_20_odlomka"><text:span text:style-name="T56">Java</text:span></text:span><text:span text:style-name="Zadani_20_font_20_odlomka"><text:span text:style-name="T69">. </text:span></text:span><text:span text:style-name="Zadani_20_font_20_odlomka"><text:span text:style-name="T56">Back end</text:span></text:span><text:span text:style-name="Zadani_20_font_20_odlomka"><text:span text:style-name="T69"> će biti </text:span></text:span><text:span text:style-name="Zadani_20_font_20_odlomka"><text:span text:style-name="T70">napisan u programskom jeziku </text:span></text:span><text:span text:style-name="Zadani_20_font_20_odlomka"><text:span text:style-name="T57">Python.</text:span></text:span><text:span text:style-name="Zadani_20_font_20_odlomka"><text:span text:style-name="T70"> Serverska baza podataka će biti ostvarena u jeziku Postgresql, a korisnička baza podataka na </text:span></text:span><text:span text:style-name="Zadani_20_font_20_odlomka"><text:span text:style-name="T57">Android</text:span></text:span><text:span text:style-name="Zadani_20_font_20_odlomka"><text:span text:style-name="T70"> uređaju u jeziku </text:span></text:span><text:span text:style-name="Zadani_20_font_20_odlomka"><text:span text:style-name="T57">sqlite </text:span></text:span><text:span text:style-name="Zadani_20_font_20_odlomka"><text:span text:style-name="T70">u knjižnici </text:span></text:span><text:span text:style-name="Zadani_20_font_20_odlomka"><text:span text:style-name="T57">Room</text:span></text:span><text:span text:style-name="Zadani_20_font_20_odlomka"><text:span text:style-name="T70">.</text:span></text:span></text:p>
      <text:p text:style-name="P16"><text:span text:style-name="Zadani_20_font_20_odlomka"><text:span text:style-name="T71">Tim programera koji radi na ovom projektu sastoji se od sedam članova. Očekivano trajanje projekta iznosi oko tri mjeseca.</text:span></text:span></text:p>
      <text:p text:style-name="P16"><text:span text:style-name="Zadani_20_font_20_odlomka"><text:span text:style-name="T71">Krajnji rokovi su strogo zadani, a cjelokupnu prijetnju najviše predstavlja </text:span></text:span><text:span text:style-name="Zadani_20_font_20_odlomka"><text:span text:style-name="T72">Fakultet i ostale obveze kojeg on podrazumijeva.</text:span></text:span></text:p>
      <text:p text:style-name="P5"><text:span text:style-name="Zadani_20_font_20_odlomka"><text:span text:style-name="T80"/></text:span></text:p>
      <text:p text:style-name="P17"><text:span text:style-name="Zadani_20_font_20_odlomka"><text:span text:style-name="T11">Izlu</text:span></text:span><text:span text:style-name="Zadani_20_font_20_odlomka"><text:span text:style-name="T12">č</text:span></text:span><text:span text:style-name="Zadani_20_font_20_odlomka"><text:span text:style-name="T11">ivanje i analiza</text:span></text:span><text:span text:style-name="Zadani_20_font_20_odlomka"><text:span text:style-name="T13"> funkcionalnosti </text:span></text:span><text:span text:style-name="Zadani_20_font_20_odlomka"><text:span text:style-name="T14">i zahtjeva</text:span></text:span></text:p>
      <text:p text:style-name="P17"><text:span text:style-name="Zadani_20_font_20_odlomka"><text:span text:style-name="T81">I. Osnovne funkcionalnosti aplikacije SmartCart:</text:span></text:span></text:p>
      <text:list xml:id="list2663116537" text:style-name="L2">
        <text:list-item>
          <text:p text:style-name="P42"><text:span text:style-name="Zadani_20_font_20_odlomka"><text:span text:style-name="T83">pregled trgovina i namirnica dostupnim u njima</text:span></text:span></text:p>
        </text:list-item>
        <text:list-item>
          <text:p text:style-name="P42"><text:span text:style-name="Zadani_20_font_20_odlomka"><text:span text:style-name="T83">dodavanje artikala na popis tj. u košaricu</text:span></text:span></text:p>
        </text:list-item>
        <text:list-item>
          <text:p text:style-name="P42"><text:span text:style-name="Zadani_20_font_20_odlomka"><text:span text:style-name="T83">fiskalizacija računa (simulacija)</text:span></text:span></text:p>
        </text:list-item>
      </text:list>
      <text:p text:style-name="P17"><text:span text:style-name="Zadani_20_font_20_odlomka"><text:span text:style-name="T61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27"><text:s/></text:p>
      <text:p text:style-name="P24">II. Dodatne funkcionalnosti aplikacije SmartCart:</text:p>
      <text:list xml:id="list1578649373" text:style-name="L3">
        <text:list-item>
          <text:p text:style-name="P43"><text:span text:style-name="Zadani_20_font_20_odlomka"><text:span text:style-name="T61">popis trgovina (mogućnost sortiranja od najmanje udaljenih do najudaljenijih)</text:span></text:span></text:p>
        </text:list-item>
        <text:list-item>
          <text:p text:style-name="P43"><text:span text:style-name="Zadani_20_font_20_odlomka"><text:span text:style-name="T61">pregled trgovina na karti</text:span></text:span></text:p>
        </text:list-item>
        <text:list-item>
          <text:p text:style-name="P43"><text:span text:style-name="Zadani_20_font_20_odlomka"><text:span text:style-name="T61">izračun optimalne cijene odabranih proizvoda</text:span></text:span></text:p>
        </text:list-item>
        <text:list-item>
          <text:p text:style-name="P43"><text:span text:style-name="Zadani_20_font_20_odlomka"><text:span text:style-name="T61">razno filtriranje proizvoda (po cijeni, po trgovini, po kvartovima, po proizvođaču itd...) i naravno kombiniranje filtera</text:span></text:span></text:p>
        </text:list-item>
        <text:list-item>
          <text:p text:style-name="P43"><text:span text:style-name="Zadani_20_font_20_odlomka"><text:span text:style-name="T61">mogućnost stvaranja računa (account) i ulogiravanja - četiri razine autorizacije: gost, kupac, trgovac, admin:</text:span></text:span></text:p>
        </text:list-item>
      </text:list>
      <text:list xml:id="list3415166485" text:style-name="L4">
        <text:list-item>
          <text:list>
            <text:list-item>
              <text:p text:style-name="P44"><text:soft-page-break/><text:span text:style-name="Zadani_20_font_20_odlomka"><text:span text:style-name="T61">gost: osoba koja se nije ulogirala ili nema račun - dostupan je samo pregled trgovina i namirnica</text:span></text:span></text:p>
            </text:list-item>
            <text:list-item>
              <text:p text:style-name="P44"><text:span text:style-name="Zadani_20_font_20_odlomka"><text:span text:style-name="T61">kupac: mogućnost dodavanja artikala na popis tj. u košaricu</text:span></text:span></text:p>
            </text:list-item>
            <text:list-item>
              <text:p text:style-name="P44"><text:span text:style-name="Zadani_20_font_20_odlomka"><text:span text:style-name="T61">trgovac: dodavanje proizvoda u trgovinama i dodavanje trgovina kao takvih. Može preko aplikacije fiskalizirati račun.</text:span></text:span></text:p>
            </text:list-item>
            <text:list-item>
              <text:p text:style-name="P44"><text:span text:style-name="Zadani_20_font_20_odlomka"><text:span text:style-name="T61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05124133845300" text:continue-list="list1578649373" text:style-name="L3">
        <text:list-item>
          <text:p text:style-name="P43"><text:span text:style-name="Zadani_20_font_20_odlomka"><text:span text:style-name="T61">mogućnost posjedovanja više (aktivnih) popisa u isto vrijeme</text:span></text:span></text:p>
        </text:list-item>
        <text:list-item>
          <text:p text:style-name="P43"><text:span text:style-name="Zadani_20_font_20_odlomka"><text:span text:style-name="T61">mogućnost manipulacije popisima (otvaranje, zatvaranje, arhiviranje, pregled starih popisa, brisanje...)</text:span></text:span></text:p>
        </text:list-item>
        <text:list-item>
          <text:p text:style-name="P43"><text:span text:style-name="Zadani_20_font_20_odlomka"><text:span text:style-name="T61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43"><text:span text:style-name="Zadani_20_font_20_odlomka"><text:span text:style-name="T61">mogućnost stvaranja vlastitih unaprijed postavljenih popisa npr. "stvari za wc" koji sadrži domestos, pronto itd.</text:span></text:span></text:p>
        </text:list-item>
        <text:list-item>
          <text:p text:style-name="P43"><text:span text:style-name="Zadani_20_font_20_odlomka"><text:span text:style-name="T67">mogućnost označavanja proizvoda kao "omiljenih". Ti su proizvodi izlistani sa strane u side bar-u da se lakše može doći do njih</text:span></text:span></text:p>
        </text:list-item>
      </text:list>
      <text:p text:style-name="P5"><text:span text:style-name="Zadani_20_font_20_odlomka"><text:span text:style-name="T80"/></text:span></text:p>
      <text:p text:style-name="P4"><text:span text:style-name="Zadani_20_font_20_odlomka"><text:span text:style-name="T15"/></text:span></text:p>
      <text:p text:style-name="P4"><text:span text:style-name="Zadani_20_font_20_odlomka"><text:span text:style-name="T82">Klasifikacija zahtjeva</text:span></text:span></text:p>
      <text:p text:style-name="P19"><text:span text:style-name="Zadani_20_font_20_odlomka"><text:span text:style-name="T84">Funkcionalni zahtjevi – „</text:span></text:span><text:span text:style-name="Zadani_20_font_20_odlomka"><text:span text:style-name="T86">system shall do”- </text:span></text:span><text:span text:style-name="Zadani_20_font_20_odlomka"><text:span text:style-name="T87">aplikacija će </text:span></text:span><text:span text:style-name="Zadani_20_font_20_odlomka"><text:span text:style-name="T88">raditi sljedeće</text:span></text:span><text:span text:style-name="Zadani_20_font_20_odlomka"><text:span text:style-name="T87">:</text:span></text:span></text:p>
      <text:list xml:id="list2117417183" text:style-name="L5">
        <text:list-item>
          <text:p text:style-name="P37"><text:span text:style-name="Zadani_20_font_20_odlomka"><text:span text:style-name="T73">pregled svih trgovina u na karti</text:span></text:span></text:p>
        </text:list-item>
        <text:list-item>
          <text:p text:style-name="P38"><text:span text:style-name="Zadani_20_font_20_odlomka"><text:span text:style-name="T74">pregled svih artikala u tim trgovinama</text:span></text:span></text:p>
        </text:list-item>
        <text:list-item>
          <text:p text:style-name="P38"><text:span text:style-name="Zadani_20_font_20_odlomka"><text:span text:style-name="T74">mogućnost dodavanja artikala na popise</text:span></text:span></text:p>
        </text:list-item>
        <text:list-item>
          <text:p text:style-name="P38"><text:span text:style-name="Zadani_20_font_20_odlomka"><text:span text:style-name="T74">mogućnost izračunavanja optimalne cijene</text:span></text:span></text:p>
        </text:list-item>
        <text:list-item>
          <text:p text:style-name="P38"><text:span text:style-name="Zadani_20_font_20_odlomka"><text:span text:style-name="T74">opcija stvaranja računa i ulogiravanja</text:span></text:span></text:p>
        </text:list-item>
      </text:list>
      <text:p text:style-name="P19"><text:span text:style-name="Zadani_20_font_20_odlomka"><text:span text:style-name="T84">Nefunkcionalni sustava – „</text:span></text:span><text:span text:style-name="Zadani_20_font_20_odlomka"><text:span text:style-name="T85">system shall be” – aplikacija će biti ovakva:</text:span></text:span></text:p>
      <text:list xml:id="list3673189791" text:style-name="L6">
        <text:list-item>
          <text:p text:style-name="P39"><text:span text:style-name="Zadani_20_font_20_odlomka"><text:span text:style-name="T43">ograničen </text:span></text:span><text:span text:style-name="Zadani_20_font_20_odlomka"><text:span text:style-name="T58">User experience (UX)</text:span></text:span><text:span text:style-name="Zadani_20_font_20_odlomka"><text:span text:style-name="T75"> bez internetske veze</text:span></text:span></text:p>
        </text:list-item>
        <text:list-item>
          <text:p text:style-name="P40"><text:span text:style-name="Zadani_20_font_20_odlomka"><text:span text:style-name="T76">**</text:span></text:span><text:span text:style-name="Zadani_20_font_20_odlomka"><text:span text:style-name="T77">ograničenja na vrijeme ažuriranja sustava</text:span></text:span></text:p>
        </text:list-item>
      </text:list>
      <text:p text:style-name="P19"><text:span text:style-name="Zadani_20_font_20_odlomka"><text:span text:style-name="T84">Zahtjevi domene primjene</text:span></text:span></text:p>
      <text:list xml:id="list209080664" text:style-name="L7">
        <text:list-item>
          <text:p text:style-name="P41"><text:span text:style-name="Zadani_20_font_20_odlomka"><text:span text:style-name="T78">fiskalizacija će biti </text:span></text:span><text:span text:style-name="Zadani_20_font_20_odlomka"><text:span text:style-name="T79">simulirana</text:span></text:span></text:p>
        </text:list-item>
      </text:list>
      <text:p text:style-name="P18"><text:soft-page-break/><text:span text:style-name="Zadani_20_font_20_odlomka"><text:span text:style-name="T16">Speficikacija zahtjeva</text:span></text:span></text:p>
      <text:p text:style-name="P18"><text:span text:style-name="Zadani_20_font_20_odlomka"><text:span text:style-name="T16"/></text:span></text:p>
      <text:p text:style-name="P18"><text:span text:style-name="Zadani_20_font_20_odlomka"><text:span text:style-name="T16">Validacija zahtjeva</text:span></text:span></text:p>
      <text:p text:style-name="P18"><text:span text:style-name="Zadani_20_font_20_odlomka"><text:span text:style-name="T16"/></text:span></text:p>
      <text:p text:style-name="P18"><text:span text:style-name="Zadani_20_font_20_odlomka"><text:span text:style-name="T16">Upravljanje zahtjevima</text:span></text:span></text:p>
      <text:p text:style-name="P18"><text:span text:style-name="Zadani_20_font_20_odlomka"><text:span text:style-name="T16"/></text:span></text:p>
      <text:p text:style-name="P2"><text:span text:style-name="Zadani_20_font_20_odlomka"><text:span text:style-name="T6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5T10:50:07.258000000</dc:date>
    <meta:editing-cycles>90</meta:editing-cycles>
    <meta:editing-duration>PT3H7M56S</meta:editing-duration>
    <meta:document-statistic meta:table-count="1" meta:image-count="0" meta:object-count="0" meta:page-count="6" meta:paragraph-count="93" meta:word-count="1068" meta:character-count="7285" meta:non-whitespace-character-count="6314"/>
    <meta:template xlink:type="simple" xlink:actuate="onRequest" xlink:title="" xlink:href="../../../../Users/user/Downloads/PreljevStoga%20(1).odt/Normal.dotm"/>
  </office:meta>
</office:document-meta>
</file>